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50pt" officeooo:rsid="00002302" officeooo:paragraph-rsid="00002302" style:font-size-asian="43.75pt" style:font-size-complex="50pt"/>
    </style:style>
    <style:style style:name="P2" style:family="paragraph" style:parent-style-name="Standard">
      <style:text-properties fo:font-size="12pt" officeooo:rsid="00002302" officeooo:paragraph-rsid="00002302" style:font-size-asian="10.5pt" style:font-size-complex="12pt"/>
    </style:style>
    <style:style style:name="P3" style:family="paragraph" style:parent-style-name="Standard" style:list-style-name="L1">
      <style:text-properties fo:font-size="12pt" officeooo:rsid="00002302" officeooo:paragraph-rsid="00002302" style:font-size-asian="10.5pt" style:font-size-complex="12pt"/>
    </style:style>
    <style:style style:name="P4" style:family="paragraph" style:parent-style-name="Standard" style:list-style-name="L2">
      <style:text-properties fo:font-size="12pt" officeooo:rsid="00002302" officeooo:paragraph-rsid="00002302" style:font-size-asian="10.5pt" style:font-size-complex="12pt"/>
    </style:style>
    <style:style style:name="P5" style:family="paragraph" style:parent-style-name="Standard">
      <style:text-properties fo:font-size="13pt" officeooo:rsid="00002302" officeooo:paragraph-rsid="00002302" style:font-size-asian="11.3500003814697pt" style:font-size-complex="13pt"/>
    </style:style>
    <style:style style:name="T1" style:family="text">
      <style:text-properties officeooo:rsid="000248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or sensor </text:p>
      <text:list xml:id="list3720139357" text:style-name="L1">
        <text:list-item>
          <text:p text:style-name="P3">Adafruit RGB color sensor <text:span text:style-name="T1">https://www.adafruit.com/product/1334</text:span></text:p>
        </text:list-item>
        <text:list-item>
          <text:p text:style-name="P3">Modern robotics power distribution module</text:p>
        </text:list-item>
        <text:list-item>
          <text:p text:style-name="P3">Modern robotics device interface module</text:p>
        </text:list-item>
      </text:list>
      <text:p text:style-name="P2"><text:tab/></text:p>
      <text:p text:style-name="P2"><text:tab/>OR</text:p>
      <text:p text:style-name="P2"/>
      <text:list xml:id="list1392806993" text:style-name="L2">
        <text:list-item>
          <text:p text:style-name="P4">Rev Robotics Expansion Hub</text:p>
        </text:list-item>
        <text:list-item>
          <text:p text:style-name="P4">Rev robotics color sensor or modern robotics sensor </text:p>
        </text:list-item>
      </text:list>
      <text:p text:style-name="P2"/>
      <text:p text:style-name="P5"/>
      <text:p text:style-name="P2">CODE</text:p>
      <text:p text:style-name="P2"/>
      <text:p text:style-name="P2"><text:tab/>import com.qualcomm.robotcore.hardware.ColorSensor;</text:p>
      <text:p text:style-name="P2"/>
      <text:p text:style-name="P2"><text:tab/>public class name exends OpMode {</text:p>
      <text:p text:style-name="P2"><text:tab/><text:tab/>Color Sensor color_sensor;</text:p>
      <text:p text:style-name="P2"><text:tab/><text:tab/>color_sensor = hardwareMap.colorSensor.get(“color”);</text:p>
      <text:p text:style-name="P2"><text:tab/>}</text:p>
      <text:p text:style-name="P2"><text:tab/></text:p>
      <text:p text:style-name="P2">Reading the sensor</text:p>
      <text:p text:style-name="P2"><text:tab/></text:p>
      <text:p text:style-name="P2"><text:tab/>color_sensor.red()</text:p>
      <text:p text:style-name="P2"><text:tab/>color_sensor.green()</text:p>
      <text:p text:style-name="P2"><text:tab/>color_sensor.argn(); // Combined color value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4:38:19.668617666</meta:creation-date>
    <dc:date>2018-09-24T15:21:44.584767896</dc:date>
    <meta:editing-duration>PT33M3S</meta:editing-duration>
    <meta:editing-cycles>2</meta:editing-cycles>
    <meta:generator>LibreOffice/6.1.0.3$Linux_X86_64 LibreOffice_project/10$Build-3</meta:generator>
    <meta:document-statistic meta:table-count="0" meta:image-count="0" meta:object-count="0" meta:page-count="1" meta:paragraph-count="21" meta:word-count="61" meta:character-count="523" meta:non-whitespace-character-count="467"/>
  </office:meta>
</office:document-meta>
</file>